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35-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29 de Julio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Adquisición de Arreglos Florales para Actos Protocolares y Funerarios,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1, :</text:p>
      <text:p text:style-name="P11"/>
      <text:p text:style-name="P11">- FLORISTERIA Y DETALLES DALESKA, C.A, RIF: J-40403620-2, por un monto de Bs. 17.920,00, ubicada en Av. Juncal Edif. Padula, Piso PB, Local 1, Sector Centro Maturin Monagas, MATURIN ESTADO MONAGAS
<text:line-break/>
<text:line-break/></text:p>
      <text:p text:style-name="P11"/>
      <text:p text:style-name="P5"><text:span text:style-name="T21">En Maturín, a los </text:span><text:span text:style-name="Fuente_20_de_20_párrafo_20_predeter."><text:span text:style-name="T17"><text:s/>treinta (30)</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Julio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